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Standard">
      <style:text-properties officeooo:rsid="00215652" officeooo:paragraph-rsid="00215652"/>
    </style:style>
    <style:style style:name="P6" style:family="paragraph" style:parent-style-name="Standard">
      <style:text-properties officeooo:rsid="0022ca21" officeooo:paragraph-rsid="0022ca21"/>
    </style:style>
    <style:style style:name="P7" style:family="paragraph" style:parent-style-name="Standard">
      <style:text-properties officeooo:rsid="002400a5" officeooo:paragraph-rsid="002400a5"/>
    </style:style>
    <style:style style:name="P8" style:family="paragraph" style:parent-style-name="Standard">
      <style:text-properties officeooo:paragraph-rsid="0022ca21"/>
    </style:style>
    <style:style style:name="P9"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0"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1" style:family="paragraph" style:parent-style-name="Text_20_body">
      <style:text-properties officeooo:paragraph-rsid="000bc9c9"/>
    </style:style>
    <style:style style:name="P12" style:family="paragraph" style:parent-style-name="Text_20_body">
      <style:text-properties officeooo:rsid="00215652" officeooo:paragraph-rsid="00215652"/>
    </style:style>
    <style:style style:name="P13" style:family="paragraph" style:parent-style-name="Text_20_body">
      <style:text-properties officeooo:rsid="00386e5a" officeooo:paragraph-rsid="00386e5a"/>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1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9"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1"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2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2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2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0fd189"/>
    </style:style>
    <style:style style:name="T13" style:family="text">
      <style:text-properties officeooo:rsid="0012a7d1"/>
    </style:style>
    <style:style style:name="T14" style:family="text">
      <style:text-properties officeooo:rsid="00145f28"/>
    </style:style>
    <style:style style:name="T15" style:family="text">
      <style:text-properties officeooo:rsid="00169fa9"/>
    </style:style>
    <style:style style:name="T16" style:family="text">
      <style:text-properties officeooo:rsid="00195a1e"/>
    </style:style>
    <style:style style:name="T17" style:family="text">
      <style:text-properties officeooo:rsid="001c6919"/>
    </style:style>
    <style:style style:name="T18" style:family="text">
      <style:text-properties officeooo:rsid="001d5f09"/>
    </style:style>
    <style:style style:name="T19" style:family="text">
      <style:text-properties officeooo:rsid="001de5cb"/>
    </style:style>
    <style:style style:name="T20" style:family="text">
      <style:text-properties officeooo:rsid="001def2b"/>
    </style:style>
    <style:style style:name="T21" style:family="text">
      <style:text-properties fo:font-weight="bold" style:font-weight-asian="bold" style:font-weight-complex="bold"/>
    </style:style>
    <style:style style:name="T22" style:family="text">
      <style:text-properties fo:font-weight="bold" officeooo:rsid="00342fff" style:font-weight-asian="bold" style:font-weight-complex="bold"/>
    </style:style>
    <style:style style:name="T23" style:family="text">
      <style:text-properties fo:font-weight="bold" officeooo:rsid="00395ff1"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15652" style:font-weight-asian="normal" style:font-weight-complex="normal"/>
    </style:style>
    <style:style style:name="T26" style:family="text">
      <style:text-properties fo:font-weight="normal" officeooo:rsid="00268de4" style:font-weight-asian="normal" style:font-weight-complex="normal"/>
    </style:style>
    <style:style style:name="T27" style:family="text">
      <style:text-properties fo:font-weight="normal" officeooo:rsid="00342fff" style:font-weight-asian="normal" style:font-weight-complex="normal"/>
    </style:style>
    <style:style style:name="T28" style:family="text">
      <style:text-properties officeooo:rsid="0022ca21"/>
    </style:style>
    <style:style style:name="T29" style:family="text">
      <style:text-properties officeooo:rsid="002980f7"/>
    </style:style>
    <style:style style:name="T30" style:family="text">
      <style:text-properties officeooo:rsid="002eaa06"/>
    </style:style>
    <style:style style:name="T31" style:family="text">
      <style:text-properties officeooo:rsid="00303446"/>
    </style:style>
    <style:style style:name="T32" style:family="text">
      <style:text-properties officeooo:rsid="0032e1ed"/>
    </style:style>
    <style:style style:name="T33" style:family="text">
      <style:text-properties officeooo:rsid="00395ff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f1d80461-7fff-0e2c-1225-120d87ee7775"/>MopedRebel</text:p>
      <text:p text:style-name="P3">Game Design Document</text:p>
      <text:p text:style-name="P13"/>
      <text:p text:style-name="P1">Promo Blurb</text:p>
      <text:p text:style-name="Text_20_body"/>
      <text:p text:style-name="P11">A rebel in the land of conformist moped users, moped rebel (MR) is a too-cool-for-school punk that doesn't abide by the rules and is always out looking for ways to undermine the “Man”, man… </text:p>
      <text:p text:style-name="P11">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Street Cred (SC)</text:p>
      <text:p text:style-name="P4">The only important currency in MR life. </text:p>
      <text:p text:style-name="Text_20_body"/>
      <text:p text:style-name="P4">SC goes UP if MR: </text:p>
      <text:list xml:id="list2125733372" text:style-name="L1">
        <text:list-item>
          <text:p text:style-name="P15">Successfully navigates traffic on the way to their delivery</text:p>
          <text:list>
            <text:list-item>
              <text:p text:style-name="P25">SC continuously grows as MR navigate traffic, the faster MR move the better the gain, <text:span text:style-name="T16">SC only gained for driving over the speed limit</text:span></text:p>
            </text:list-item>
          </text:list>
        </text:list-item>
        <text:list-item>
          <text:p text:style-name="P15">Successfully resolves conflicts with other members of traffic once those occur</text:p>
          <text:list>
            <text:list-item>
              <text:p text:style-name="P25">Paying off – gain some SC (low risk, <text:span text:style-name="T19">uses money</text:span>)</text:p>
            </text:list-item>
            <text:list-item>
              <text:p text:style-name="P25">Diss – gain moderate SC (moderate risk – <text:span text:style-name="T15">success depends on current SC level</text:span>, might evolve into Fight)</text:p>
            </text:list-item>
            <text:list-item>
              <text:p text:style-name="P25">Fight – gain most SC (skill + high risk)</text:p>
            </text:list-item>
          </text:list>
        </text:list-item>
      </text:list>
      <text:p text:style-name="Text_20_body"/>
      <text:p text:style-name="P4">SC goes DOWN if MR:</text:p>
      <text:list xml:id="list3021496820" text:style-name="L2">
        <text:list-item>
          <text:p text:style-name="P16">Drives on the sidewalk:</text:p>
          <text:list>
            <text:list-item>
              <text:p text:style-name="P23">Keep losing SC continuously, faster than gain driving on road, so bumping into folks is <text:span text:style-name="T13">important</text:span></text:p>
            </text:list-item>
          </text:list>
        </text:list-item>
        <text:list-item>
          <text:p text:style-name="P17">Fails at resolving conflicts with other members of traffic: </text:p>
          <text:list>
            <text:list-item>
              <text:p text:style-name="P17"><text:span text:style-name="T12">if MR tries to diss and dont have the SC to back it up, then they have to either fight or wave it off. Waving off loses SC</text:span></text:p>
            </text:list-item>
            <text:list-item>
              <text:p text:style-name="P22">losing a fight loses SC and some health. Some more aggresive types <text:span text:style-name="T14">(</text:span>like rival gang members<text:span text:style-name="T14">)</text:span> will also take this opportunity to damage the moped</text:p>
            </text:list-item>
          </text:list>
        </text:list-item>
      </text:list>
      <text:p text:style-name="P21"/>
      <text:p text:style-name="P4">The <text:span text:style-name="T20">faster</text:span> MR actual delivery time is, the more money MR will be tipped by their company customers. <text:span text:style-name="T20">This means that staying in a delivery is balanced between gaining more money by rushing through or hanging around and raising MR SC.</text:span></text:p>
      <text:p text:style-name="P24">If MR are hurt in too many fights <text:span text:style-name="T28">without healing </text:span>they cant continue the delivery and need to recover.</text:p>
      <text:p text:style-name="Text_20_body"/>
      <text:p text:style-name="P2">Money</text:p>
      <text:p text:style-name="P4">MR uses money acquired from customers to </text:p>
      <text:list xml:id="list1061447864" text:style-name="L3">
        <text:list-item>
          <text:p text:style-name="P18">buy stickers for their moped</text:p>
        </text:list-item>
        <text:list-item>
          <text:p text:style-name="P18"><text:soft-page-break/>repair any damages caused by vehicular accidents to moped or the stickers (drawing new versions with sharpie)</text:p>
        </text:list-item>
        <text:list-item>
          <text:p text:style-name="P18">Pay off conflicts with traffic members</text:p>
        </text:list-item>
        <text:list-item>
          <text:p text:style-name="P26">Patch themselves up after a stage with lost fight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19">higher <text:span text:style-name="T30">top</text:span> speed</text:p>
        </text:list-item>
        <text:list-item>
          <text:p text:style-name="P19">more turbo</text:p>
        </text:list-item>
        <text:list-item>
          <text:p text:style-name="P19">faster swerving</text:p>
        </text:list-item>
        <text:list-item>
          <text:p text:style-name="P19">more durability against hitting <text:span text:style-name="T31">pedestrians</text:span></text:p>
        </text:list-item>
        <text:list-item>
          <text:p text:style-name="P19">Increased SC in specific scenarios, etc..</text:p>
        </text:list-item>
      </text:list>
      <text:p text:style-name="Text_20_body"/>
      <text:p text:style-name="P1">Main Movement Loop</text:p>
      <text:p text:style-name="P12">MR have 2 modes of movement: on moped and off the moped.</text:p>
      <text:p text:style-name="Heading_20_3">Off the moped</text:p>
      <text:p text:style-name="P5">MR can stand still and move at a walking pace along the sidewalk with other pedestrians, dragging their moped with them. If an enemy <text:span text:style-name="T33">that is above MR dissing SC </text:span>spots MR <text:span text:style-name="T32">(is within spotting range)</text:span>, they will move to intercept and start a <text:span text:style-name="T21">traffic conflict</text:span><text:span text:style-name="T24">. </text:span><text:span text:style-name="T27">MR can create conflict with other pedestrians as well by </text:span><text:span text:style-name="T22">flipping the bird</text:span><text:span text:style-name="T27"> at them. </text:span><text:span text:style-name="T26">While off the moped, any conflict resolution will not involve damaging the moped itself (since it technically wasnt involved).</text:span></text:p>
      <text:p text:style-name="P6"><text:span text:style-name="T24">MR must be off their moped to apply their medkit and help themselves heal from a bad fight.</text:span></text:p>
      <text:p text:style-name="P8"><text:span text:style-name="T25">MR can switch anytime to be on the moped. This will take them to the nearest road automatically.</text:span></text:p>
      <text:p text:style-name="Heading_20_3">On the moped</text:p>
      <text:p text:style-name="P7">MR moves continuously through traffic at the roads set <text:span text:style-name="T21">minimum cruise speed</text:span><text:span text:style-name="T24">. Roads also have a </text:span><text:span text:style-name="T21">maximum allowed driving speed</text:span><text:span text:style-name="T24">. Going above this speed limit lets MR earn SC for driving. </text:span></text:p>
      <text:p text:style-name="P27"><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29"><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28"><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20">Bribing the person (costs money)</text:p>
        </text:list-item>
        <text:list-item>
          <text:p text:style-name="P20">Dismissing the person (requires certain amount of SC collected, <text:span text:style-name="T29">could evolve into fighting</text:span>)</text:p>
        </text:list-item>
        <text:list-item>
          <text:p text:style-name="P20">Fighting the person (separate set of actions)</text:p>
        </text:list-item>
      </text:list>
      <text:p text:style-name="Text_20_body"/>
      <text:p text:style-name="P2"><text:soft-page-break/>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higher speeds at expense of maneuverability for a short period of time a limited number of times per delivery.</text:p>
      <text:p text:style-name="P4">Turbo allows covering a large<text:span text:style-name="T17">r</text:span> section of delivery route in a short<text:span text:style-name="T18">er</text:span> amount of time, but avoids conflicts with pedestrians and makes vehicle traffic harder to avo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1-04T17:49:03.507338997</dc:date>
    <meta:editing-duration>P4DT22H55M15S</meta:editing-duration>
    <meta:editing-cycles>42</meta:editing-cycles>
    <meta:document-statistic meta:table-count="0" meta:image-count="0" meta:object-count="0" meta:page-count="7" meta:paragraph-count="59" meta:word-count="964" meta:character-count="5361" meta:non-whitespace-character-count="4467"/>
  </office:meta>
</office:document-meta>
</file>